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veTask.setTryRename( boolean tryR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veTask.handleOutOfDateFile( final FileObject srcFile , final FileObject destFi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